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5741" officeooo:paragraph-rsid="00125741"/>
    </style:style>
    <style:style style:name="P2" style:family="paragraph" style:parent-style-name="Standard">
      <style:text-properties officeooo:rsid="00125741" officeooo:paragraph-rsid="00140f15"/>
    </style:style>
    <style:style style:name="P3" style:family="paragraph" style:parent-style-name="Standard">
      <style:text-properties officeooo:rsid="0014500d" officeooo:paragraph-rsid="0014500d"/>
    </style:style>
    <style:style style:name="P4" style:family="paragraph" style:parent-style-name="Standard">
      <style:text-properties officeooo:rsid="0014a446" officeooo:paragraph-rsid="0014a446"/>
    </style:style>
    <style:style style:name="P5" style:family="paragraph" style:parent-style-name="Standard">
      <style:text-properties officeooo:rsid="0015d9a5" officeooo:paragraph-rsid="0015d9a5"/>
    </style:style>
    <style:style style:name="T1" style:family="text">
      <style:text-properties officeooo:rsid="00140f15"/>
    </style:style>
    <style:style style:name="T2" style:family="text">
      <style:text-properties officeooo:rsid="0014a4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luções para o problema de otimização:</text:p>
      <text:p text:style-name="P1">Construção de solução: Construção passo a passo de uma solução usando algum tipo de informação heurística ou obtida por experiência para produzir uma solução ótima. </text:p>
      <text:p text:style-name="P1">Ex.: Algoritmo Genético, Otimização por Colônia de Formigas</text:p>
      <text:p text:style-name="P1">Busca local: Partir de uma solução quase pronta e modificar alguns de seus elementos para obter outras soluções melhores.</text:p>
      <text:p text:style-name="P1">Uma metaheurística, enquanto estratégia mais geral para busca de soluções pode se basear em uma das duas abordagens ou em ambas conjuntamente (Carvalho).</text:p>
      <text:p text:style-name="P2">A ACO é uma metaheurística de construção de solução.</text:p>
      <text:p text:style-name="P2"/>
      <text:p text:style-name="P2"><text:span text:style-name="T1">O que é a ACO?</text:span></text:p>
      <text:p text:style-name="P5">Proposto por Marco Dorigo em 1992 em sua tese de phd.</text:p>
      <text:p text:style-name="P2"><text:span text:style-name="T1">É uma metaheurística recente que se baseia no comportamento das formigas na busca por comida. As formigas usam informações provenientes de feromônios preiamente depositados por outras formigas para se decidirem onde ir. </text:span></text:p>
      <text:p text:style-name="P2"><text:span text:style-name="T1">As formigas tendem a escolher locais com mais feromônios.</text:span></text:p>
      <text:p text:style-name="P2"><text:span text:style-name="T1">Por esse processo, as formigas são capazes de encontrar o caminha de menor custo até a fonte de comida.</text:span> </text:p>
      <text:p text:style-name="P2"/>
      <text:p text:style-name="P3">Então a nossa metaheuurística vai abstrair essas formigas, os feromônios e os caminhos para construir uma solução para o problema magnético proposto. (COLOCAR IMAGEM DO CORPO MAGNÉTICO)</text:p>
      <text:p text:style-name="P3"/>
      <text:p text:style-name="P3">Dois efeitos caros no uso e na implemntação d<text:span text:style-name="T2">e algoritmos de construção de solução</text:span> são os feitos de diversificação e intensificação.</text:p>
      <text:p text:style-name="P4">O ACO busca busca melhorar esses aspectos na construção de soluções com a influência dos feromônios. </text:p>
      <text:p text:style-name="P4">O processo é estocástico. Iterativamente, constrói-se uma solução levando-se em consideração informações heurísticas e informações de feromôn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0:11:56.403482312</meta:creation-date>
    <dc:date>2019-07-30T17:07:28.202054631</dc:date>
    <meta:editing-duration>PT4H23M49S</meta:editing-duration>
    <meta:editing-cycles>2</meta:editing-cycles>
    <meta:generator>LibreOffice/5.1.6.2$Linux_X86_64 LibreOffice_project/10m0$Build-2</meta:generator>
    <meta:document-statistic meta:table-count="0" meta:image-count="0" meta:object-count="0" meta:page-count="1" meta:paragraph-count="15" meta:word-count="247" meta:character-count="1599" meta:non-whitespace-character-count="1363"/>
  </office:meta>
</office:document-meta>
</file>